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middle" draw:auto-grow-height="false" fo:min-height="4.322cm" fo:min-width="5.469cm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5.085cm" fo:min-width="5.468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5.593cm" fo:min-width="5.468cm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4.593cm" fo:min-width="5.468cm"/>
    </style:style>
    <style:style style:name="gr6" style:family="graphic" style:parent-style-name="standard">
      <style:graphic-properties draw:marker-start="" draw:marker-end="Arrow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fo:text-align="center"/>
      <style:text-properties fo:font-size="18pt" style:font-size-asian="7pt" style:font-size-complex="7pt"/>
    </style:style>
    <style:style style:name="P5" style:family="paragraph">
      <style:paragraph-properties fo:text-align="start"/>
    </style:style>
    <style:style style:name="T1" style:family="text">
      <style:text-properties style:text-underline-style="none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2" draw:id="id2" draw:layer="layout" svg:width="5.969cm" svg:height="4.572cm" svg:x="1.888cm" svg:y="11.792cm">
          <text:p text:style-name="P1"><text:span text:style-name="T1">Users</text:span></text:p>
          <text:p text:style-name="P2"/>
          <text:p text:style-name="P2"><text:span text:style-name="T2">emails</text:span><text:span text:style-name="T3">: </text:span><text:span text:style-name="T4">Array</text:span></text:p>
          <text:p text:style-name="P2"><text:span text:style-name="T2">profile</text:span><text:span text:style-name="T3">: </text:span><text:span text:style-name="T4">Object</text:span></text:p>
          <text:p text:style-name="P2"><text:span text:style-name="T2"><text:s text:c="2"/></text:span><text:span text:style-name="T2">firstName</text:span><text:span text:style-name="T3">: </text:span><text:span text:style-name="T4">String</text:span></text:p>
          <text:p text:style-name="P2"><text:span text:style-name="T3"><text:s text:c="2"/></text:span><text:span text:style-name="T2">lastName</text:span><text:span text:style-name="T3">: </text:span><text:span text:style-name="T4">Str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xml:id="id1" draw:id="id1" draw:layer="layout" svg:width="5.968cm" svg:height="5.335cm" svg:x="9.761cm" svg:y="4.427cm">
          <text:p text:style-name="P1">Organizations</text:p>
          <text:p text:style-name="P2"/>
          <text:p text:style-name="P2"><text:span text:style-name="T2">name</text:span><text:span text:style-name="T3">: </text:span><text:span text:style-name="T4">String</text:span></text:p>
          <text:p text:style-name="P2"><text:span text:style-name="T2">description</text:span><text:span text:style-name="T3">: </text:span><text:span text:style-name="T4">String</text:span></text:p>
          <text:p text:style-name="P2"><text:span text:style-name="T2">administratorIds</text:span><text:span text:style-name="T3">: </text:span><text:span text:style-name="T4">Array</text:span></text:p>
          <text:p text:style-name="P2"><text:span text:style-name="T3"><text:s text:c="2"/></text:span><text:span text:style-name="T3">fk: Users</text:span></text:p>
          <text:p text:style-name="P2"><text:span text:style-name="T2">contactPersonId</text:span><text:span text:style-name="T3">: </text:span><text:span text:style-name="T4">String</text:span></text:p>
          <text:p text:style-name="P2"><text:span text:style-name="T3"><text:s text:c="2"/></text:span><text:span text:style-name="T3">fk: Users</text:span></text:p>
          <text:p text:style-name="P2"><text:span text:style-name="T3"/>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9.761cm" svg:y1="7.094cm" svg:x2="4.872cm" svg:y2="11.792cm" draw:start-shape="id1" draw:start-glue-point="3" draw:end-shape="id2" draw:end-glue-point="0" svg:d="M9761 7094h-4889v4698" svg:viewBox="0 0 4890 4699">
          <text:p/>
        </draw:connector>
        <draw:custom-shape draw:style-name="gr4" draw:text-style-name="P3" xml:id="id3" draw:id="id3" draw:layer="layout" svg:width="5.968cm" svg:height="5.843cm" svg:x="9.761cm" svg:y="11.158cm">
          <text:p text:style-name="P1">Departments</text:p>
          <text:p text:style-name="P2"/>
          <text:p text:style-name="P2"><text:span text:style-name="T2">name</text:span><text:span text:style-name="T3">: </text:span><text:span text:style-name="T4">String</text:span></text:p>
          <text:p text:style-name="P2"><text:span text:style-name="T2">organizationId</text:span><text:span text:style-name="T3">: </text:span><text:span text:style-name="T4">String</text:span></text:p>
          <text:p text:style-name="P2"><text:span text:style-name="T3"><text:s text:c="2"/></text:span><text:span text:style-name="T3">fk: Organizations</text:span></text:p>
          <text:p text:style-name="P2"><text:span text:style-name="T2">memberIds</text:span><text:span text:style-name="T3">: </text:span><text:span text:style-name="T4">String</text:span></text:p>
          <text:p text:style-name="P2"><text:span text:style-name="T3"><text:s text:c="2"/></text:span><text:span text:style-name="T3">fk: Users</text:span></text:p>
          <text:p text:style-name="P2"><text:span text:style-name="T2">administratorId</text:span><text:span text:style-name="T3">: </text:span><text:span text:style-name="T4">String</text:span></text:p>
          <text:p text:style-name="P2"><text:span text:style-name="T3"><text:s text:c="2"/></text:span><text:span text:style-name="T3">fk: 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12.745cm" svg:y1="11.158cm" svg:x2="12.745cm" svg:y2="9.762cm" draw:start-shape="id3" draw:start-glue-point="0" draw:end-shape="id1" svg:d="M12745 11158v-1396" svg:viewBox="0 0 1 1397">
          <text:p/>
        </draw:connector>
        <draw:custom-shape draw:style-name="gr5" draw:text-style-name="P3" xml:id="id4" draw:id="id4" draw:layer="layout" svg:width="5.968cm" svg:height="4.843cm" svg:x="9.761cm" svg:y="18.635cm">
          <text:p text:style-name="P1">Services</text:p>
          <text:p text:style-name="P2"/>
          <text:p text:style-name="P2"><text:span text:style-name="T2">name</text:span><text:span text:style-name="T3">: </text:span><text:span text:style-name="T4">String</text:span></text:p>
          <text:p text:style-name="P2"><text:span text:style-name="T2">departmentId</text:span><text:span text:style-name="T3">: </text:span><text:span text:style-name="T4">String</text:span></text:p>
          <text:p text:style-name="P2"><text:span text:style-name="T3"><text:s text:c="2"/></text:span><text:span text:style-name="T3">fk: Departments</text:span></text:p>
          <text:p text:style-name="P2"><text:span text:style-name="T2">managerId</text:span><text:span text:style-name="T3">: </text:span><text:span text:style-name="T4">String</text:span></text:p>
          <text:p text:style-name="P2"><text:span text:style-name="T3"><text:s text:c="2"/></text:span><text:span text:style-name="T3">fk: 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9.761cm" svg:y1="14.079cm" svg:x2="7.857cm" svg:y2="14.078cm" draw:start-shape="id3" draw:start-glue-point="3" draw:end-shape="id2" draw:end-glue-point="1" svg:d="M9761 14079h-952v-1h-952" svg:viewBox="0 0 1905 2">
          <text:p/>
        </draw:connector>
        <draw:connector draw:style-name="gr3" draw:text-style-name="P5" draw:layer="layout" svg:x1="9.761cm" svg:y1="21.056cm" svg:x2="4.872cm" svg:y2="16.364cm" draw:start-shape="id4" draw:start-glue-point="3" draw:end-shape="id2" draw:end-glue-point="2" svg:d="M9761 21056h-4889v-4692" svg:viewBox="0 0 4890 4693">
          <text:p/>
        </draw:connector>
        <draw:connector draw:style-name="gr3" draw:text-style-name="P5" draw:layer="layout" svg:x1="12.745cm" svg:y1="18.635cm" svg:x2="12.745cm" svg:y2="17.001cm" draw:start-shape="id4" draw:start-glue-point="0" draw:end-shape="id3" draw:end-glue-point="2" svg:d="M12745 18635v-1634" svg:viewBox="0 0 1 1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6T13:32:56.913292649</meta:creation-date>
    <dc:date>2016-02-26T13:58:33.081613132</dc:date>
    <meta:editing-duration>PT12S</meta:editing-duration>
    <meta:editing-cycles>1</meta:editing-cycles>
    <meta:document-statistic meta:object-count="9"/>
    <meta:generator>LibreOffice/5.0.5.2$Linux_X86_64 LibreOffice_project/00m0$Build-2</meta:generator>
  </office:meta>
</office:document-meta>
</file>